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min-height="0.828cm" fo:min-width="0.578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min-height="0.726cm" fo:min-width="0.476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509cm" draw:marker-end-width="0.509cm" draw:fill-color="#ffffff" draw:textarea-horizontal-align="justify" draw:textarea-vertical-align="middle" draw:auto-grow-height="false" fo:min-height="0.726cm" fo:min-width="0.387cm" fo:padding-top="0.176cm" fo:padding-bottom="0.176cm" fo:padding-left="0.301cm" fo:padding-right="0.3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fo:min-height="1.27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1.524cm" svg:x="8.874cm" svg:y="0.61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11.668cm" svg:y="20.05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8.874cm" svg:y="21.32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24cm" svg:height="1.524cm" svg:x="8.874cm" svg:y="18.653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524cm" svg:height="1.524cm" svg:x="8.874cm" svg:y="16.24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8.874cm" svg:y="13.954cm"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" draw:id="id3" draw:layer="layout" svg:width="1.524cm" svg:height="1.524cm" svg:x="8.874cm" svg:y="11.79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524cm" svg:height="1.524cm" svg:x="8.874cm" svg:y="9.50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524cm" svg:x="8.874cm" svg:y="7.22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524cm" svg:height="1.524cm" svg:x="10.906cm" svg:y="5.31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524cm" svg:height="1.524cm" svg:x="6.842cm" svg:y="5.31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1.397cm" svg:height="1.524cm" svg:x="9.001cm" svg:y="3.032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6" draw:id="id6" draw:layer="layout" svg:width="1.524cm" svg:height="1.524cm" svg:x="9.001cm" svg:y="24.11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9.636cm" svg:y1="2.143cm" svg:x2="9.636cm" svg:y2="3.159cm">
          <text:p/>
        </draw:line>
        <draw:line draw:style-name="gr4" draw:text-style-name="P3" draw:layer="layout" svg:x1="9.128cm" svg:y1="4.302cm" svg:x2="8.112cm" svg:y2="5.699cm">
          <text:p/>
        </draw:line>
        <draw:line draw:style-name="gr4" draw:text-style-name="P3" draw:layer="layout" svg:x1="8.366cm" svg:y1="6.334cm" svg:x2="10.906cm" svg:y2="6.334cm">
          <text:p/>
        </draw:line>
        <draw:line draw:style-name="gr4" draw:text-style-name="P3" draw:layer="layout" svg:x1="11.16cm" svg:y1="6.715cm" svg:x2="10.144cm" svg:y2="7.604cm">
          <text:p/>
        </draw:line>
        <draw:line draw:style-name="gr4" draw:text-style-name="P3" draw:layer="layout" svg:x1="9.636cm" svg:y1="8.874cm" svg:x2="9.636cm" svg:y2="9.763cm">
          <text:p/>
        </draw:line>
        <draw:line draw:style-name="gr4" draw:text-style-name="P3" draw:layer="layout" svg:x1="9.636cm" svg:y1="11.16cm" svg:x2="9.636cm" svg:y2="12.049cm">
          <text:p/>
        </draw:line>
        <draw:line draw:style-name="gr4" draw:text-style-name="P3" draw:layer="layout" svg:x1="9.636cm" svg:y1="13.446cm" svg:x2="9.636cm" svg:y2="14.208cm">
          <text:p/>
        </draw:line>
        <draw:line draw:style-name="gr4" draw:text-style-name="P3" draw:layer="layout" svg:x1="9.636cm" svg:y1="15.478cm" svg:x2="9.636cm" svg:y2="16.494cm">
          <text:p/>
        </draw:line>
        <draw:line draw:style-name="gr4" draw:text-style-name="P3" draw:layer="layout" svg:x1="9.636cm" svg:y1="20.177cm" svg:x2="9.636cm" svg:y2="21.574cm">
          <text:p/>
        </draw:line>
        <draw:line draw:style-name="gr4" draw:text-style-name="P3" draw:layer="layout" svg:x1="10.271cm" svg:y1="19.923cm" svg:x2="12.049cm" svg:y2="20.304cm">
          <text:p/>
        </draw:line>
        <draw:line draw:style-name="gr4" draw:text-style-name="P3" draw:layer="layout" svg:x1="11.922cm" svg:y1="21.447cm" svg:x2="10.017cm" svg:y2="21.701cm">
          <text:p/>
        </draw:line>
        <draw:connector draw:style-name="gr4" draw:text-style-name="P3" draw:layer="layout" draw:type="curve" draw:line-skew="-0.698cm" svg:x1="8.874cm" svg:y1="17.002cm" svg:x2="8.874cm" svg:y2="10.271cm" draw:start-shape="id1" draw:start-glue-point="6" draw:end-shape="id2" draw:end-glue-point="6" svg:d="M8874 17002c-1873 0-1873-6731 0-6731" svg:viewBox="0 0 1406 6732">
          <text:p/>
        </draw:connector>
        <draw:connector draw:style-name="gr4" draw:text-style-name="P3" draw:layer="layout" draw:type="curve" draw:line-skew="0.823cm" svg:x1="10.398cm" svg:y1="12.557cm" svg:x2="10.398cm" svg:y2="17.002cm" draw:start-shape="id3" draw:start-glue-point="10" draw:end-shape="id1" draw:end-glue-point="10" svg:d="M10398 12557c2062 0 2062 4445 0 4445" svg:viewBox="0 0 1548 4446">
          <text:p/>
        </draw:connector>
        <draw:connector draw:style-name="gr4" draw:text-style-name="P3" draw:layer="layout" draw:type="curve" draw:line-skew="2.162cm" svg:x1="10.398cm" svg:y1="10.271cm" svg:x2="10.175cm" svg:y2="18.876cm" draw:start-shape="id2" draw:start-glue-point="10" draw:end-shape="id4" draw:end-glue-point="11" svg:d="M10398 10271c4071 0 4182 8605-223 8605" svg:viewBox="0 0 3291 8606">
          <text:p/>
        </draw:connector>
        <draw:connector draw:style-name="gr4" draw:text-style-name="P3" draw:layer="layout" draw:type="curve" svg:x1="6.842cm" svg:y1="6.08cm" svg:x2="9.001cm" svg:y2="24.876cm" draw:start-shape="id5" draw:start-glue-point="6" draw:end-shape="id6" draw:end-glue-point="6" svg:d="M6842 6080c-826 0-1906 18796 2159 18796" svg:viewBox="0 0 2938 18797">
          <text:p/>
        </draw:connector>
        <draw:connector draw:style-name="gr4" draw:text-style-name="P3" draw:layer="layout" draw:type="curve" draw:line-skew="-3.744cm" svg:x1="9.001cm" svg:y1="3.794cm" svg:x2="9.001cm" svg:y2="24.876cm" draw:start-shape="id7" draw:start-glue-point="6" draw:end-shape="id6" draw:end-glue-point="6" svg:d="M9001 3794c-6444 0-6444 21082 0 21082" svg:viewBox="0 0 4834 21083">
          <text:p/>
        </draw:connector>
        <draw:connector draw:style-name="gr4" draw:text-style-name="P3" draw:layer="layout" draw:type="curve" draw:line-skew="1.744cm" svg:x1="12.43cm" svg:y1="6.08cm" svg:x2="10.525cm" svg:y2="24.876cm" draw:start-shape="id8" draw:start-glue-point="10" draw:end-shape="id6" draw:end-glue-point="10" svg:d="M12430 6080c3444 0 4396 18796-1905 18796" svg:viewBox="0 0 4617 18797">
          <text:p/>
        </draw:connector>
        <draw:frame draw:style-name="gr5" draw:text-style-name="P5" draw:layer="layout" svg:width="0.001cm" svg:height="1.195cm" svg:x="3.921cm" svg:y="3.032cm">
          <draw:text-box>
            <text:p text:style-name="P4"><text:span text:style-name="T1">1</text:span></text:p>
          </draw:text-box>
        </draw:frame>
        <draw:frame draw:style-name="gr5" draw:text-style-name="P5" draw:layer="layout" svg:width="0.001cm" svg:height="1.195cm" svg:x="3.919cm" svg:y="3.033cm">
          <draw:text-box>
            <text:p text:style-name="P4"><text:span text:style-name="T1">1</text:span></text:p>
          </draw:text-box>
        </draw:frame>
        <draw:frame draw:style-name="gr5" draw:text-style-name="P5" draw:layer="layout" svg:width="0.001cm" svg:height="1.195cm" svg:x="3.919cm" svg:y="3.033cm">
          <draw:text-box>
            <text:p text:style-name="P4"><text:span text:style-name="T1">1</text:span></text:p>
          </draw:text-box>
        </draw:frame>
        <draw:frame draw:style-name="gr5" draw:text-style-name="P5" draw:layer="layout" svg:width="0.001cm" svg:height="1.195cm" svg:x="3.919cm" svg:y="3.033cm">
          <draw:text-box>
            <text:p text:style-name="P4"><text:span text:style-name="T1">1</text:span></text:p>
          </draw:text-box>
        </draw:frame>
        <draw:frame draw:style-name="gr5" draw:text-style-name="P5" draw:layer="layout" svg:width="0.001cm" svg:height="1.195cm" svg:x="3.919cm" svg:y="3.033cm">
          <draw:text-box>
            <text:p text:style-name="P4"><text:span text:style-name="T1">1</text:span></text:p>
          </draw:text-box>
        </draw:frame>
        <draw:frame draw:style-name="gr5" draw:text-style-name="P5" draw:layer="layout" svg:width="0.001cm" svg:height="1.195cm" svg:x="10.906cm" svg:y="13.827cm">
          <draw:text-box>
            <text:p text:style-name="P4"><text:span text:style-name="T1">5</text:span></text:p>
          </draw:text-box>
        </draw:frame>
        <draw:frame draw:style-name="gr5" draw:text-style-name="P5" draw:layer="layout" svg:width="0.001cm" svg:height="1.195cm" svg:x="8.239cm" svg:y="13.521cm">
          <draw:text-box>
            <text:p text:style-name="P4"><text:span text:style-name="T1">4</text:span></text:p>
          </draw:text-box>
        </draw:frame>
        <draw:frame draw:style-name="gr6" draw:text-style-name="P5" draw:layer="layout" svg:width="0.002cm" svg:height="1.523cm" svg:x="7.731cm" svg:y="8.239cm">
          <draw:text-box>
            <text:p text:style-name="P4"><text:span text:style-name="T1">3</text:span></text:p>
          </draw:text-box>
        </draw:frame>
        <draw:frame draw:style-name="gr5" draw:text-style-name="P5" draw:layer="layout" svg:width="0.001cm" svg:height="1.195cm" svg:x="5.191cm" svg:y="10.017cm">
          <draw:text-box>
            <text:p text:style-name="P4"><text:span text:style-name="T1">2</text:span></text:p>
          </draw:text-box>
        </draw:frame>
        <draw:frame draw:style-name="gr5" draw:text-style-name="P5" draw:layer="layout" svg:width="0.001cm" svg:height="1.195cm" svg:x="10.779cm" svg:y="20.125cm">
          <draw:text-box>
            <text:p text:style-name="P4"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7cm" fo:margin-bottom="0cm" fo:margin-left="0.074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23:23:58.492000000</meta:creation-date>
    <dc:date>2016-01-10T01:00:15.155000000</dc:date>
    <meta:editing-duration>PT1H5M54S</meta:editing-duration>
    <meta:editing-cycles>2</meta:editing-cycles>
    <meta:generator>LibreOffice/5.0.3.2$Windows_x86 LibreOffice_project/e5f16313668ac592c1bfb310f4390624e3dbfb75</meta:generator>
    <meta:document-statistic meta:object-count="40"/>
  </office:meta>
</office:document-meta>
</file>